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Light" svg:font-family="AmazonEmberLight, 'Helvetica Neue Light'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text-position="33% 80%"/>
    </style:style>
    <style:style style:name="P2" style:family="paragraph" style:parent-style-name="Text_20_body">
      <style:text-properties officeooo:rsid="0030d623" officeooo:paragraph-rsid="0030d623"/>
    </style:style>
    <style:style style:name="P3" style:family="paragraph" style:parent-style-name="Standard">
      <style:text-properties officeooo:rsid="002c9263" officeooo:paragraph-rsid="002c9263"/>
    </style:style>
    <style:style style:name="P4" style:family="paragraph" style:parent-style-name="Text_20_body">
      <style:text-properties officeooo:rsid="0030d623" officeooo:paragraph-rsid="0030d623"/>
    </style:style>
    <style:style style:name="P5" style:family="paragraph" style:parent-style-name="Text_20_body">
      <style:text-properties officeooo:rsid="00335572" officeooo:paragraph-rsid="00335572"/>
    </style:style>
    <style:style style:name="P6" style:family="paragraph" style:parent-style-name="Heading_20_1">
      <style:text-properties officeooo:rsid="0030d623" officeooo:paragraph-rsid="0030d623"/>
    </style:style>
    <style:style style:name="P7" style:family="paragraph" style:parent-style-name="Heading_20_1">
      <style:text-properties fo:font-variant="normal" fo:text-transform="none" fo:color="#e47911" style:text-line-through-style="none" style:text-line-through-type="none" style:font-name="AmazonEmberLight" fo:letter-spacing="normal" fo:font-style="normal" style:text-underline-style="none" fo:font-weight="normal" officeooo:rsid="0030d623" officeooo:paragraph-rsid="0030d623" style:text-blink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a xlink:type="simple" xlink:href="https://aws.amazon.com/premiumsupport/knowledge-center/" text:style-name="Internet_20_link" text:visited-style-name="Visited_20_Internet_20_Link">https://aws.amazon.com/premiumsupport/knowledge-center/</text:a></text:p>
      <text:p text:style-name="P3"/>
      <text:h text:style-name="P6" text:outline-level="1"><text:a xlink:type="simple" xlink:href="https://aws.amazon.com/ec2/videos/" text:style-name="Internet_20_link" text:visited-style-name="Visited_20_Internet_20_Link">https://aws.amazon.com/ec2/videos/</text:a></text:h>
      <text:p text:style-name="P2"/>
      <text:h text:style-name="P7" text:outline-level="1"><text:bookmark text:name="My_Amazon_EC2_instance_has_failed_the_system_reachability_status_check2"/><text:bookmark text:name="My_Amazon_EC2_instance_has_failed_the_system_reachability_status_check1"/>My Amazon EC2 instance has failed the system reachability status check</text:h>
      <text:p text:style-name="P5"><text:a xlink:type="simple" xlink:href="https://aws.amazon.com/premiumsupport/knowledge-center/system-reachability-check/" text:style-name="Internet_20_link" text:visited-style-name="Visited_20_Internet_20_Link">https://aws.amazon.com/premiumsupport/knowledge-center/system-reachability-check/</text:a></text:p>
      <text:p text:style-name="P5"/>
      <text:p text:style-name="P2"/>
      <text:h text:style-name="Heading_20_1" text:outline-level="1"><text:bookmark text:name="How_do_I_transfer_an_Amazon_EC2_instance_to_a_different_AWS_account?"/>How do I transfer an Amazon EC2 instance to a different AWS account?</text:h>
      <text:p text:style-name="Standard"/>
      <text:p text:style-name="Standard"/>
      <text:p text:style-name="Standard"><text:a xlink:type="simple" xlink:href="https://aws.amazon.com/premiumsupport/knowledge-center/account-transfer-ec2-instance/?icmpid=support_rt_kc_articles" text:style-name="Internet_20_link" text:visited-style-name="Visited_20_Internet_20_Link">https://aws.amazon.com/premiumsupport/knowledge-center/account-transfer-ec2-instance/?icmpid=support_rt_kc_articles</text:a></text:p>
      <text:p text:style-name="Standard"/>
      <text:p text:style-name="Standard"/>
      <text:h text:style-name="Heading_20_1" text:outline-level="1"><text:bookmark text:name="How_do_I_troubleshoot_Remote_Desktop_connection_issues_to_my_Amazon_EC2_Windows_instance?"/>How do I troubleshoot Remote Desktop connection issues to my Amazon EC2 Windows instance?</text:h>
      <text:p text:style-name="Standard"/>
      <text:p text:style-name="Standard"><text:a xlink:type="simple" xlink:href="https://aws.amazon.com/premiumsupport/knowledge-center/troubleshoot-remote-desktop-connection-ec2-windows/?icmpid=support_rt_kc_articles" text:style-name="Internet_20_link" text:visited-style-name="Visited_20_Internet_20_Link">https://aws.amazon.com/premiumsupport/knowledge-center/troubleshoot-remote-desktop-connection-ec2-windows/?icmpid=support_rt_kc_articles</text:a></text:p>
      <text:p text:style-name="Standard"/>
      <text:p text:style-name="Standard"/>
      <text:h text:style-name="Heading_20_1" text:outline-level="1"><text:bookmark text:name="How_do_I_create_and_activate_a_new_Amazon_Web_Services_account?"/>How do I create and activate a new Amazon Web Services account?</text:h>
      <text:p text:style-name="Standard"/>
      <text:p text:style-name="Standard"><text:a xlink:type="simple" xlink:href="https://aws.amazon.com/premiumsupport/knowledge-center/create-and-activate-aws-account/?icmpid=support_rt_kc_articles" text:style-name="Internet_20_link" text:visited-style-name="Visited_20_Internet_20_Link">https://aws.amazon.com/premiumsupport/knowledge-center/create-and-activate-aws-account/?icmpid=support_rt_kc_articles</text:a></text:p>
      <text:p text:style-name="Standard"/>
      <text:h text:style-name="Heading_20_1" text:outline-level="1"><text:bookmark text:name="How_do_I_troubleshoot_problems_connecting_to_my_EC2_Linux_instance_using_SSH?"/><text:soft-page-break/>How do I troubleshoot problems connecting to my EC2 Linux instance using SSH?</text:h>
      <text:p text:style-name="Standard"/>
      <text:p text:style-name="Standard"><text:a xlink:type="simple" xlink:href="https://aws.amazon.com/premiumsupport/knowledge-center/ec2-linux-ssh-troubleshooting/?icmpid=support_rt_kc_articles" text:style-name="Internet_20_link" text:visited-style-name="Visited_20_Internet_20_Link">https://aws.amazon.com/premiumsupport/knowledge-center/ec2-linux-ssh-troubleshooting/?icmpid=support_rt_kc_articles</text:a></text:p>
      <text:p text:style-name="Standard"/>
      <text:h text:style-name="Heading_20_1" text:outline-level="1"><text:bookmark text:name="How_do_I_close_my_Amazon_Web_Services_account?"/>How do I close my Amazon Web Services account?</text:h>
      <text:p text:style-name="Standard"/>
      <text:p text:style-name="Standard"><text:a xlink:type="simple" xlink:href="https://aws.amazon.com/premiumsupport/knowledge-center/close-aws-account/?icmpid=support_rt_kc_articles" text:style-name="Internet_20_link" text:visited-style-name="Visited_20_Internet_20_Link">https://aws.amazon.com/premiumsupport/knowledge-center/close-aws-account/?icmpid=support_rt_kc_articles</text:a></text:p>
      <text:p text:style-name="Standard"/>
      <text:p text:style-name="Standard"/>
      <text:h text:style-name="Heading_20_1" text:outline-level="1"><text:bookmark text:name="Can_I_pay_my_bill_in_a_currency_other_than_US_dollars_(USD)?"/>Can I pay my bill in a currency other than US dollars (USD)? </text:h>
      <text:p text:style-name="Standard"/>
      <text:p text:style-name="Standard"><text:a xlink:type="simple" xlink:href="https://aws.amazon.com/premiumsupport/knowledge-center/non-us-currency/?icmpid=support_rt_kc_articles" text:style-name="Internet_20_link" text:visited-style-name="Visited_20_Internet_20_Link">https://aws.amazon.com/premiumsupport/knowledge-center/non-us-currency/?icmpid=support_rt_kc_articles</text:a></text:p>
      <text:p text:style-name="Standard"/>
      <text:h text:style-name="Heading_20_1" text:outline-level="1"><text:bookmark text:name="How_do_I_purchase_an_Amazon_EC2_Reserved_Instance?"/>How do I purchase an Amazon EC2 Reserved Instance?</text:h>
      <text:p text:style-name="Standard"><text:a xlink:type="simple" xlink:href="https://aws.amazon.com/premiumsupport/knowledge-center/purchase-ec2-ri/?icmpid=support_rt_kc_articles" text:style-name="Internet_20_link" text:visited-style-name="Visited_20_Internet_20_Link">https://aws.amazon.com/premiumsupport/knowledge-center/purchase-ec2-ri/?icmpid=support_rt_kc_articles</text:a></text:p>
      <text:p text:style-name="Standard"/>
      <text:p text:style-name="Standard"/>
      <text:h text:style-name="Heading_20_1" text:outline-level="1"><text:bookmark text:name="Knowledge_Center"/>Knowledge Center</text:h>
      <text:p text:style-name="Standard"/>
      <text:p text:style-name="Standard"><text:a xlink:type="simple" xlink:href="https://aws.amazon.com/premiumsupport/knowledge-center/?icmpid=support_rt_kc_articles" text:style-name="Internet_20_link" text:visited-style-name="Visited_20_Internet_20_Link">https://aws.amazon.com/premiumsupport/knowledge-center/?icmpid=support_rt_kc_articles</text:a></text:p>
      <text:p text:style-name="Standard"/>
      <text:p text:style-name="Standard"/>
      <text:h text:style-name="Heading_20_1" text:outline-level="1"><text:bookmark text:name="How_do_I_mount_an_Amazon_EFS_system_using_a_DNS_name_and_a_custom_DNS_server?"/>How do I mount an Amazon EFS system using a DNS name and a custom DNS server?</text:h>
      <text:p text:style-name="Standard"/>
      <text:p text:style-name="Standard"><text:a xlink:type="simple" xlink:href="https://aws.amazon.com/premiumsupport/knowledge-center/mount-efs-custom-dns/" text:style-name="Internet_20_link" text:visited-style-name="Visited_20_Internet_20_Link">https://aws.amazon.com/premiumsupport/knowledge-center/mount-efs-custom-dns/</text:a></text:p>
      <text:p text:style-name="Standard"><text:soft-page-break/></text:p>
      <text:p text:style-name="Standard"/>
      <text:h text:style-name="Heading_20_1" text:outline-level="1"><text:bookmark text:name="How_do_I_assign_a_custom_primary_private_address_to_my_Amazon_EC2_instance?"/>How do I assign a custom primary private address to my Amazon EC2 instance?</text:h>
      <text:p text:style-name="Standard"><text:a xlink:type="simple" xlink:href="https://aws.amazon.com/premiumsupport/knowledge-center/custom-private-primary-address-ec2/" text:style-name="Internet_20_link" text:visited-style-name="Visited_20_Internet_20_Link">https://aws.amazon.com/premiumsupport/knowledge-center/custom-private-primary-address-ec2/</text:a></text:p>
      <text:p text:style-name="Standard"/>
      <text:h text:style-name="Heading_20_1" text:outline-level="1"><text:bookmark text:name="How_can_I_avoid_DNS_resolution_failures_with_EC2_Linux?"/>How can I avoid DNS resolution failures with EC2 Linux?</text:h>
      <text:p text:style-name="Standard"><text:a xlink:type="simple" xlink:href="https://aws.amazon.com/premiumsupport/knowledge-center/dns-resolution-failures-ec2-linux/" text:style-name="Internet_20_link" text:visited-style-name="Visited_20_Internet_20_Link">https://aws.amazon.com/premiumsupport/knowledge-center/dns-resolution-failures-ec2-linux/</text:a></text:p>
      <text:p text:style-name="Standard"/>
      <text:p text:style-name="Standard"/>
      <text:p text:style-name="Standard"/>
      <text:h text:style-name="Heading_20_1" text:outline-level="1"><text:bookmark text:name="How_do_I_move_my_EC2_instance_to_another_subnet,_Availability_Zone,_or_VPC?"/>How do I move my EC2 instance to another subnet, Availability Zone, or VPC?</text:h>
      <text:p text:style-name="Standard"/>
      <text:p text:style-name="Standard"><text:a xlink:type="simple" xlink:href="https://aws.amazon.com/premiumsupport/knowledge-center/move-ec2-instance/" text:style-name="Internet_20_link" text:visited-style-name="Visited_20_Internet_20_Link">https://aws.amazon.com/premiumsupport/knowledge-center/move-ec2-instance/</text:a></text:p>
      <text:p text:style-name="Standard"/>
      <text:p text:style-name="Standard"/>
      <text:h text:style-name="Heading_20_1" text:outline-level="1"><text:bookmark text:name="How_can_I_set_up_an_Amazon_EFS_File_Sync_between_two_EFS_file_systems?"/>How can I set up an Amazon EFS File Sync between two EFS file systems?</text:h>
      <text:p text:style-name="Standard"/>
      <text:p text:style-name="Standard"><text:a xlink:type="simple" xlink:href="https://aws.amazon.com/premiumsupport/knowledge-center/efs-file-sync-between-files/" text:style-name="Internet_20_link" text:visited-style-name="Visited_20_Internet_20_Link">https://aws.amazon.com/premiumsupport/knowledge-center/efs-file-sync-between-files/</text:a></text:p>
      <text:p text:style-name="Standard"/>
      <text:p text:style-name="Standard"/>
      <text:h text:style-name="Heading_20_1" text:outline-level="1"><text:bookmark text:name="How_do_I_convert_a_.pem_file_into_a_.ppk,_and_vice_versa,_on_Windows_and_Linux?"/>How do I convert a .pem file into a .ppk, and vice versa, on Windows and Linux?</text:h>
      <text:p text:style-name="Standard"/>
      <text:p text:style-name="Standard"><text:a xlink:type="simple" xlink:href="https://aws.amazon.com/premiumsupport/knowledge-center/convert-pem-file-into-ppk/" text:style-name="Internet_20_link" text:visited-style-name="Visited_20_Internet_20_Link">https://aws.amazon.com/premiumsupport/knowledge-center/convert-pem-file-into-ppk/</text:a></text:p>
      <text:p text:style-name="Standard"/>
      <text:h text:style-name="Heading_20_1" text:outline-level="1"><text:bookmark text:name="How_can_I_create_and_manage_users_and_groups_on_an_Amazon_EC2_Ubuntu_Linux_instance_from_the_command_shell?"/><text:soft-page-break/>How can I create and manage users and groups on an Amazon EC2 Ubuntu Linux instance from the command shell?</text:h>
      <text:p text:style-name="Standard"/>
      <text:p text:style-name="Standard"><text:a xlink:type="simple" xlink:href="https://aws.amazon.com/premiumsupport/knowledge-center/linux-users-and-groups/" text:style-name="Internet_20_link" text:visited-style-name="Visited_20_Internet_20_Link">https://aws.amazon.com/premiumsupport/knowledge-center/linux-users-and-groups/</text:a></text:p>
      <text:p text:style-name="Standard"/>
      <text:p text:style-name="Standard"/>
      <text:h text:style-name="Heading_20_1" text:outline-level="1"><text:bookmark text:name="How_do_I_recover_access_to_my_EC2_instances_if_I've_lost_my_SSH_key_pair?_"/>How do I recover access to my EC2 instances if I've lost my SSH key pair</text:h>
      <text:p text:style-name="Standard"/>
      <text:p text:style-name="Standard"><text:a xlink:type="simple" xlink:href="https://aws.amazon.com/premiumsupport/knowledge-center/recover-access-lost-key-pair/" text:style-name="Internet_20_link" text:visited-style-name="Visited_20_Internet_20_Link">https://aws.amazon.com/premiumsupport/knowledge-center/recover-access-lost-key-pair/</text:a></text:p>
      <text:p text:style-name="Standard"/>
      <text:p text:style-name="Standard"/>
      <text:h text:style-name="Heading_20_1" text:outline-level="1"><text:bookmark text:name="How_do_I_unlock,_move,_recover,_or_troubleshoot_Elastic_IP_addresses?"/>How do I unlock, move, recover, or troubleshoot Elastic IP addresses?</text:h>
      <text:p text:style-name="Standard"/>
      <text:p text:style-name="Standard"><text:a xlink:type="simple" xlink:href="https://aws.amazon.com/premiumsupport/knowledge-center/unlock-move-recover-troubleshoot-eip/" text:style-name="Internet_20_link" text:visited-style-name="Visited_20_Internet_20_Link">https://aws.amazon.com/premiumsupport/knowledge-center/unlock-move-recover-troubleshoot-eip/</text:a></text:p>
      <text:p text:style-name="Standard"/>
      <text:h text:style-name="Heading_20_1" text:outline-level="1"><text:bookmark text:name="How_do_I_encrypt_my_data_in_Amazon_EFS?"/>How do I encrypt my data in Amazon EFS?</text:h>
      <text:p text:style-name="Standard"><text:a xlink:type="simple" xlink:href="https://aws.amazon.com/premiumsupport/knowledge-center/encrypt-data-efs/" text:style-name="Internet_20_link" text:visited-style-name="Visited_20_Internet_20_Link">https://aws.amazon.com/premiumsupport/knowledge-center/encrypt-data-efs/</text:a></text:p>
      <text:p text:style-name="Standard"/>
      <text:p text:style-name="Standard"/>
      <text:h text:style-name="Heading_20_1" text:outline-level="1"><text:bookmark text:name="How_can_I_execute_user_data_after_the_initial_launch_of_my_EC2_instance?"/>How can I execute user data after the initial launch of my EC2 instance?</text:h>
      <text:p text:style-name="Standard"><text:a xlink:type="simple" xlink:href="https://aws.amazon.com/premiumsupport/knowledge-center/execute-user-data-ec2/" text:style-name="Internet_20_link" text:visited-style-name="Visited_20_Internet_20_Link">https://aws.amazon.com/premiumsupport/knowledge-center/execute-user-data-ec2/</text:a></text:p>
      <text:p text:style-name="Standard"/>
      <text:h text:style-name="Heading_20_1" text:outline-level="1"><text:bookmark text:name="How_can_I_log_into_my_Amazon_EC2_instance_if_I_receive_an_error_that_the_server_refused_our_key?"/>How can I log into my Amazon EC2 instance if I receive an error that the server refused our key?</text:h>
      <text:p text:style-name="Standard"><text:a xlink:type="simple" xlink:href="https://aws.amazon.com/premiumsupport/knowledge-center/ec2-server-refused-our-key/" text:style-name="Internet_20_link" text:visited-style-name="Visited_20_Internet_20_Link">https://aws.amazon.com/premiumsupport/knowledge-center/ec2-server-refused-our-key/</text:a></text:p>
      <text:p text:style-name="Standard"/>
      <text:h text:style-name="Heading_20_1" text:outline-level="1"><text:bookmark text:name="How_can_I_configure_my_EC2_Spot_Instances_so_that_the_root_EBS_volume_won’t_be_deleted_when_I_terminate_the_instance?"/><text:soft-page-break/>How can I configure my EC2 Spot Instances so that the root EBS volume won’t be deleted when I terminate the instance?</text:h>
      <text:p text:style-name="Standard"/>
      <text:p text:style-name="Standard"><text:a xlink:type="simple" xlink:href="https://aws.amazon.com/premiumsupport/knowledge-center/ami-preserve-ebs-spot/" text:style-name="Internet_20_link" text:visited-style-name="Visited_20_Internet_20_Link">https://aws.amazon.com/premiumsupport/knowledge-center/ami-preserve-ebs-spot/</text:a></text:p>
      <text:p text:style-name="Standard"/>
      <text:h text:style-name="Heading_20_1" text:outline-level="1"><text:bookmark text:name="How_do_I_enable_and_configure_enhanced_networking_on_my_EC2_instances?"/>How do I enable and configure enhanced networking on my EC2 instances? </text:h>
      <text:p text:style-name="P1"/>
      <text:p text:style-name="Standard"><text:a xlink:type="simple" xlink:href="https://aws.amazon.com/premiumsupport/knowledge-center/enable-configure-enhanced-networking/" text:style-name="Internet_20_link" text:visited-style-name="Visited_20_Internet_20_Link">https://aws.amazon.com/premiumsupport/knowledge-center/enable-configure-enhanced-networking/</text:a></text:p>
      <text:p text:style-name="Standard"/>
      <text:p text:style-name="Standard"/>
      <text:p text:style-name="Standard"/>
      <text:h text:style-name="Heading_20_1" text:outline-level="1"><text:bookmark text:name="How_can_I_upgrade_my_EC2_Windows_Server_instance_OS_to_a_newer_version?"/>How can I upgrade my EC2 Windows Server instance OS to a newer version?</text:h>
      <text:p text:style-name="Standard"/>
      <text:p text:style-name="Standard"><text:a xlink:type="simple" xlink:href="https://aws.amazon.com/premiumsupport/knowledge-center/upgrade-ec2-windows-os/" text:style-name="Internet_20_link" text:visited-style-name="Visited_20_Internet_20_Link">https://aws.amazon.com/premiumsupport/knowledge-center/upgrade-ec2-windows-os/</text:a></text:p>
      <text:p text:style-name="Standard"/>
      <text:h text:style-name="Heading_20_1" text:outline-level="1"><text:bookmark text:name="How_do_I_launch_an_EC2_instance_from_a_custom_Amazon_Machine_Image_(AMI)?"/>How do I launch an EC2 instance from a custom Amazon Machine Image (AMI)?</text:h>
      <text:p text:style-name="Standard"><text:a xlink:type="simple" xlink:href="https://aws.amazon.com/premiumsupport/knowledge-center/launch-instance-custom-ami/" text:style-name="Internet_20_link" text:visited-style-name="Visited_20_Internet_20_Link">https://aws.amazon.com/premiumsupport/knowledge-center/launch-instance-custom-ami/</text:a></text:p>
      <text:p text:style-name="Standard"/>
      <text:h text:style-name="Heading_20_1" text:outline-level="1"><text:bookmark text:name="How_do_I_restore_or_recover_a_terminated_EC2_instance?"/>How do I restore or recover a terminated EC2 instance?</text:h>
      <text:p text:style-name="Standard"/>
      <text:p text:style-name="Standard"><text:a xlink:type="simple" xlink:href="https://aws.amazon.com/premiumsupport/knowledge-center/recovery-terminated-instance/" text:style-name="Internet_20_link" text:visited-style-name="Visited_20_Internet_20_Link">https://aws.amazon.com/premiumsupport/knowledge-center/recovery-terminated-instance/</text:a></text:p>
      <text:p text:style-name="Standard"/>
      <text:h text:style-name="Heading_20_1" text:outline-level="1"><text:bookmark text:name="My_EC2_instance_in_a_private_subnet_can't_connect_to_the_Internet_using_a_NAT_gateway"/>My EC2 instance in a private subnet can't connect to the Internet using a NAT gateway</text:h>
      <text:p text:style-name="Standard"><text:a xlink:type="simple" xlink:href="https://aws.amazon.com/premiumsupport/knowledge-center/ec2-internet-connectivity/" text:style-name="Internet_20_link" text:visited-style-name="Visited_20_Internet_20_Link">https://aws.amazon.com/premiumsupport/knowledge-center/ec2-internet-connectivity/</text:a></text:p>
      <text:p text:style-name="Standard"><text:soft-page-break/></text:p>
      <text:h text:style-name="Heading_20_1" text:outline-level="1"><text:bookmark text:name="How_do_I_migrate_a_Dedicated_Host_or_Dedicated_Instance_to_another_Dedicated_Host?"/>How do I migrate a Dedicated Host or Dedicated Instance to another Dedicated Host?</text:h>
      <text:p text:style-name="Standard"><text:a xlink:type="simple" xlink:href="https://aws.amazon.com/premiumsupport/knowledge-center/migrate-dedicated-different-host/" text:style-name="Internet_20_link" text:visited-style-name="Visited_20_Internet_20_Link">https://aws.amazon.com/premiumsupport/knowledge-center/migrate-dedicated-different-host/</text:a></text:p>
      <text:p text:style-name="Standard"/>
      <text:h text:style-name="Heading_20_1" text:outline-level="1"><text:bookmark text:name="How_do_I_create_an_AMI_that_is_based_on_my_EBS-backed_EC2_instance?"/>How do I create an AMI that is based on my EBS-backed EC2 instance?</text:h>
      <text:p text:style-name="Standard"><text:a xlink:type="simple" xlink:href="https://aws.amazon.com/premiumsupport/knowledge-center/create-ami-ebs-backed/" text:style-name="Internet_20_link" text:visited-style-name="Visited_20_Internet_20_Link">https://aws.amazon.com/premiumsupport/knowledge-center/create-ami-ebs-backed/</text:a></text:p>
      <text:p text:style-name="Standard"/>
      <text:h text:style-name="Heading_20_1" text:outline-level="1"><text:bookmark text:name="How_do_I_create_and_copy_an_Amazon_Machine_Image_(AMI)_from_one_AWS_Region_to_another?"/>How do I create and copy an Amazon Machine Image (AMI) from one AWS Region to another?</text:h>
      <text:p text:style-name="Standard"/>
      <text:p text:style-name="Standard"><text:a xlink:type="simple" xlink:href="https://aws.amazon.com/premiumsupport/knowledge-center/copy-ami-region/" text:style-name="Internet_20_link" text:visited-style-name="Visited_20_Internet_20_Link">https://aws.amazon.com/premiumsupport/knowledge-center/copy-ami-region/</text:a></text:p>
      <text:p text:style-name="Standard"/>
      <text:h text:style-name="Heading_20_1" text:outline-level="1"><text:bookmark text:name="My_EBS_volume_has_a_status_of_&quot;error&quot;"/>My EBS volume has a status of "error"</text:h>
      <text:p text:style-name="Standard"><text:a xlink:type="simple" xlink:href="https://aws.amazon.com/premiumsupport/knowledge-center/ebs-error-status/" text:style-name="Internet_20_link" text:visited-style-name="Visited_20_Internet_20_Link">https://aws.amazon.com/premiumsupport/knowledge-center/ebs-error-status/</text:a></text:p>
      <text:p text:style-name="Standard"/>
      <text:p text:style-name="Standard"/>
      <text:h text:style-name="Heading_20_1" text:outline-level="1"><text:bookmark text:name="How_do_I_create_an_EBS_volume_from_a_snapshot?"/>How do I create an EBS volume from a snapshot?</text:h>
      <text:p text:style-name="Standard"><text:a xlink:type="simple" xlink:href="https://aws.amazon.com/premiumsupport/knowledge-center/volume-from-snapshot/" text:style-name="Internet_20_link" text:visited-style-name="Visited_20_Internet_20_Link">https://aws.amazon.com/premiumsupport/knowledge-center/volume-from-snapshot/</text:a></text:p>
      <text:p text:style-name="Standard"/>
      <text:h text:style-name="Heading_20_1" text:outline-level="1"><text:bookmark text:name="How_do_I_share_an_Amazon_Machine_Image_(AMI)_privately_with_another_AWS_account?"/>How do I share an Amazon Machine Image (AMI) privately with another AWS account?</text:h>
      <text:p text:style-name="Standard"><text:a xlink:type="simple" xlink:href="https://aws.amazon.com/premiumsupport/knowledge-center/share-ami-account/" text:style-name="Internet_20_link" text:visited-style-name="Visited_20_Internet_20_Link">https://aws.amazon.com/premiumsupport/knowledge-center/share-ami-account/</text:a></text:p>
      <text:p text:style-name="Standard"/>
      <text:h text:style-name="Heading_20_1" text:outline-level="1"><text:bookmark text:name="How_do_I_troubleshoot_problems_connecting_to_an_instance_in_a_VPC?"/><text:soft-page-break/>How do I troubleshoot problems connecting to an instance in a VPC?</text:h>
      <text:p text:style-name="Standard"><text:a xlink:type="simple" xlink:href="https://aws.amazon.com/premiumsupport/knowledge-center/instance-vpc-troubleshoot/" text:style-name="Internet_20_link" text:visited-style-name="Visited_20_Internet_20_Link">https://aws.amazon.com/premiumsupport/knowledge-center/instance-vpc-troubleshoot/</text:a></text:p>
      <text:p text:style-name="Standard"/>
      <text:h text:style-name="Heading_20_1" text:outline-level="1"><text:bookmark text:name="How_do_I_stop_and_start_Amazon_EC2_instances_at_regular_intervals_using_AWS_Lambda?"/>How do I stop and start Amazon EC2 instances at regular intervals using AWS Lambda?</text:h>
      <text:p text:style-name="Standard"><text:a xlink:type="simple" xlink:href="https://aws.amazon.com/premiumsupport/knowledge-center/start-stop-lambda-cloudwatch/" text:style-name="Internet_20_link" text:visited-style-name="Visited_20_Internet_20_Link">https://aws.amazon.com/premiumsupport/knowledge-center/start-stop-lambda-cloudwatch/</text:a></text:p>
      <text:p text:style-name="Standard"/>
      <text:p text:style-name="Standard"/>
      <text:h text:style-name="Heading_20_1" text:outline-level="1"><text:bookmark text:name="My_Spot_instance_was_terminated._Can_I_recover_it?"/>My Spot instance was terminated. Can I recover it?</text:h>
      <text:p text:style-name="Standard"/>
      <text:p text:style-name="Standard"><text:a xlink:type="simple" xlink:href="https://aws.amazon.com/premiumsupport/knowledge-center/spot-instance-terminate/" text:style-name="Internet_20_link" text:visited-style-name="Visited_20_Internet_20_Link">https://aws.amazon.com/premiumsupport/knowledge-center/spot-instance-terminate/</text:a></text:p>
      <text:p text:style-name="Standard"/>
      <text:p text:style-name="Standard"/>
      <text:h text:style-name="Heading_20_1" text:outline-level="1"><text:bookmark text:name="How_do_I_create_an_IAM_policy_to_control_access_to_Amazon_EC2_resources_using_tags?"/>How do I create an IAM policy to control access to Amazon EC2 resources using tags? </text:h>
      <text:p text:style-name="Standard"/>
      <text:p text:style-name="Standard"><text:a xlink:type="simple" xlink:href="https://aws.amazon.com/premiumsupport/knowledge-center/iam-ec2-resource-tags/" text:style-name="Internet_20_link" text:visited-style-name="Visited_20_Internet_20_Link">https://aws.amazon.com/premiumsupport/knowledge-center/iam-ec2-resource-tags/</text:a></text:p>
      <text:p text:style-name="Standard"/>
      <text:h text:style-name="Heading_20_1" text:outline-level="1"><text:bookmark text:name="My_Amazon_EC2_instance_has_failed_the_system_reachability_status_check"/>My Amazon EC2 instance has failed the system reachability status check</text:h>
      <text:p text:style-name="Standard"><text:a xlink:type="simple" xlink:href="https://aws.amazon.com/premiumsupport/knowledge-center/system-reachability-check/" text:style-name="Internet_20_link" text:visited-style-name="Visited_20_Internet_20_Link">https://aws.amazon.com/premiumsupport/knowledge-center/system-reachability-check/</text:a></text:p>
      <text:p text:style-name="Standard"/>
      <text:h text:style-name="Heading_20_1" text:outline-level="1"><text:bookmark text:name="I_want_to_migrate_instances_between_my_local_virtualization_environment_and_Amazon_EC2"/>I want to migrate instances between my local virtualization environment and Amazon EC2</text:h>
      <text:p text:style-name="Standard"><text:a xlink:type="simple" xlink:href="https://aws.amazon.com/premiumsupport/knowledge-center/import-instances/" text:style-name="Internet_20_link" text:visited-style-name="Visited_20_Internet_20_Link">https://aws.amazon.com/premiumsupport/knowledge-center/import-instances/</text:a></text:p>
      <text:p text:style-name="Standard"/>
      <text:h text:style-name="Heading_20_1" text:outline-level="1"><text:bookmark text:name="How_do_I_stop_and_start_Amazon_EC2_Instances_at_scheduled_intervals_with_AWS_Data_Pipeline?"/><text:soft-page-break/>How do I stop and start Amazon EC2 Instances at scheduled intervals with AWS Data Pipeline?</text:h>
      <text:p text:style-name="Standard"><text:a xlink:type="simple" xlink:href="https://aws.amazon.com/premiumsupport/knowledge-center/stop-start-ec2-instances/" text:style-name="Internet_20_link" text:visited-style-name="Visited_20_Internet_20_Link">https://aws.amazon.com/premiumsupport/knowledge-center/stop-start-ec2-instances/</text:a></text:p>
      <text:p text:style-name="Standard"/>
      <text:h text:style-name="Heading_20_1" text:outline-level="1"><text:bookmark text:name="What_should_I_do_if_my_EC2_instance_is_no_longer_responding?"/>What should I do if my EC2 instance is no longer responding?</text:h>
      <text:p text:style-name="Standard"><text:a xlink:type="simple" xlink:href="https://aws.amazon.com/premiumsupport/knowledge-center/ec2-unresponsive-troubleshoot/" text:style-name="Internet_20_link" text:visited-style-name="Visited_20_Internet_20_Link">https://aws.amazon.com/premiumsupport/knowledge-center/ec2-unresponsive-troubleshoot/</text:a></text:p>
      <text:p text:style-name="Standard"/>
      <text:p text:style-name="Standard"/>
      <text:h text:style-name="Heading_20_1" text:outline-level="1"><text:bookmark text:name="How_do_I_allocate_memory_to_work_as_swap_space_in_an_Amazon_EC2_instance_by_using_a_swap_file?"/>How do I allocate memory to work as swap space in an Amazon EC2 instance by using a swap file?</text:h>
      <text:p text:style-name="Standard"/>
      <text:p text:style-name="Standard"><text:a xlink:type="simple" xlink:href="https://aws.amazon.com/premiumsupport/knowledge-center/ec2-memory-swap-file/" text:style-name="Internet_20_link" text:visited-style-name="Visited_20_Internet_20_Link">https://aws.amazon.com/premiumsupport/knowledge-center/ec2-memory-swap-file/</text:a></text:p>
      <text:p text:style-name="Standard"/>
      <text:p text:style-name="Standard"/>
      <text:h text:style-name="Heading_20_1" text:outline-level="1"><text:bookmark text:name="How_do_I_allocate_memory_to_work_as_swap_space_on_an_Amazon_EC2_instance_using_a_partition_on_my_hard_drive?"/>How do I allocate memory to work as swap space on an Amazon EC2 instance using a partition on my hard drive?</text:h>
      <text:p text:style-name="Standard"/>
      <text:p text:style-name="Standard"><text:a xlink:type="simple" xlink:href="https://aws.amazon.com/premiumsupport/knowledge-center/ec2-memory-partition-hard-drive/" text:style-name="Internet_20_link" text:visited-style-name="Visited_20_Internet_20_Link">https://aws.amazon.com/premiumsupport/knowledge-center/ec2-memory-partition-hard-drive/</text:a></text:p>
      <text:p text:style-name="Standard"/>
      <text:p text:style-name="Standard"/>
      <text:h text:style-name="Heading_20_1" text:outline-level="1"><text:bookmark text:name="How_do_I_enable_a_password_login_instead_of_a_key_pair_when_logging_into_my_EC2_instance_using_SSH?"/>How do I enable a password login instead of a key pair when logging into my EC2 instance using SSH?</text:h>
      <text:p text:style-name="Standard"><text:a xlink:type="simple" xlink:href="https://aws.amazon.com/premiumsupport/knowledge-center/ec2-password-login/" text:style-name="Internet_20_link" text:visited-style-name="Visited_20_Internet_20_Link">https://aws.amazon.com/premiumsupport/knowledge-center/ec2-password-login/</text:a></text:p>
      <text:p text:style-name="Standard"/>
      <text:h text:style-name="Heading_20_1" text:outline-level="1"><text:bookmark text:name="How_do_I_install_SSM_Agent_on_an_Amazon_EC2_Linux_instance_at_launch?"/><text:soft-page-break/>How do I install SSM Agent on an Amazon EC2 Linux instance at launch?</text:h>
      <text:p text:style-name="Standard"/>
      <text:p text:style-name="Standard"><text:a xlink:type="simple" xlink:href="https://aws.amazon.com/premiumsupport/knowledge-center/install-ssm-agent-ec2-linux/" text:style-name="Internet_20_link" text:visited-style-name="Visited_20_Internet_20_Link">https://aws.amazon.com/premiumsupport/knowledge-center/install-ssm-agent-ec2-linux/</text:a></text:p>
      <text:p text:style-name="Standard"/>
      <text:h text:style-name="Heading_20_1" text:outline-level="1"><text:bookmark text:name="Why_is_my_Linux_instance_not_booting_after_I_changed_its_type_to_C5_or_M5?"/>Why is my Linux instance not booting after I changed its type to C5 or M5? </text:h>
      <text:p text:style-name="Standard"/>
      <text:p text:style-name="Standard"><text:a xlink:type="simple" xlink:href="https://aws.amazon.com/premiumsupport/knowledge-center/boot-error-linux-m5-c5/" text:style-name="Internet_20_link" text:visited-style-name="Visited_20_Internet_20_Link">https://aws.amazon.com/premiumsupport/knowledge-center/boot-error-linux-m5-c5/</text:a></text:p>
      <text:p text:style-name="Standard"/>
      <text:h text:style-name="Heading_20_1" text:outline-level="1"><text:bookmark text:name="How_can_I_improve_the_CPU_performance_of_my_Amazon_EC2_Linux_instances?"/>How can I improve the CPU performance of my Amazon EC2 Linux instances?</text:h>
      <text:p text:style-name="Standard"/>
      <text:p text:style-name="Standard"><text:a xlink:type="simple" xlink:href="https://aws.amazon.com/premiumsupport/knowledge-center/ec2-linux-performance/" text:style-name="Internet_20_link" text:visited-style-name="Visited_20_Internet_20_Link">https://aws.amazon.com/premiumsupport/knowledge-center/ec2-linux-performance/</text:a></text:p>
      <text:p text:style-name="Standard"/>
      <text:h text:style-name="Heading_20_1" text:outline-level="1"><text:bookmark text:name="How_do_I_expand_the_EBS_root_volume_of_my_EC2_Linux_instance?"/>How do I expand the EBS root volume of my EC2 Linux instance?</text:h>
      <text:p text:style-name="Standard"><text:a xlink:type="simple" xlink:href="https://aws.amazon.com/premiumsupport/knowledge-center/expand-root-ebs-linux/" text:style-name="Internet_20_link" text:visited-style-name="Visited_20_Internet_20_Link">https://aws.amazon.com/premiumsupport/knowledge-center/expand-root-ebs-linux/</text:a></text:p>
      <text:p text:style-name="Standard"/>
      <text:h text:style-name="Heading_20_1" text:outline-level="1"><text:bookmark text:name="How_do_I_add_new_user_accounts_with_SSH_access_to_my_Amazon_EC2_Linux_instance?"/>How do I add new user accounts with SSH access to my Amazon EC2 Linux instance?</text:h>
      <text:p text:style-name="Standard"><text:a xlink:type="simple" xlink:href="https://aws.amazon.com/premiumsupport/knowledge-center/new-user-accounts-linux-instance/" text:style-name="Internet_20_link" text:visited-style-name="Visited_20_Internet_20_Link">https://aws.amazon.com/premiumsupport/knowledge-center/new-user-accounts-linux-instance/</text:a></text:p>
      <text:p text:style-name="Standard"/>
      <text:p text:style-name="Standard"/>
      <text:h text:style-name="Heading_20_1" text:outline-level="1"><text:bookmark text:name="How_do_I_set_or_change_the_root_password_for_my_EC2_Linux_instance?"/>How do I set or change the root password for my EC2 Linux instance?</text:h>
      <text:p text:style-name="Standard"><text:a xlink:type="simple" xlink:href="https://aws.amazon.com/premiumsupport/knowledge-center/set-change-root-linux/" text:style-name="Internet_20_link" text:visited-style-name="Visited_20_Internet_20_Link">https://aws.amazon.com/premiumsupport/knowledge-center/set-change-root-linux/</text:a></text:p>
      <text:p text:style-name="Standard"/>
      <text:h text:style-name="Heading_20_1" text:outline-level="1"><text:bookmark text:name="How_do_I_set_up_and_use_EC2_Run_Command_with_my_EC2_instances_running_Linux?"/><text:soft-page-break/>How do I set up and use EC2 Run Command with my EC2 instances running Linux?</text:h>
      <text:p text:style-name="Standard"><text:a xlink:type="simple" xlink:href="https://aws.amazon.com/premiumsupport/knowledge-center/run-command-ec2-linux/" text:style-name="Internet_20_link" text:visited-style-name="Visited_20_Internet_20_Link">https://aws.amazon.com/premiumsupport/knowledge-center/run-command-ec2-linux/</text:a></text:p>
      <text:p text:style-name="Standard"/>
      <text:h text:style-name="Heading_20_1" text:outline-level="1"><text:bookmark text:name="How_do_I_install_PHP_5.6_and_Apache_in_RHEL_7.2?"/>How do I install PHP 5.6 and Apache in RHEL 7.2?</text:h>
      <text:p text:style-name="Standard"><text:a xlink:type="simple" xlink:href="https://aws.amazon.com/premiumsupport/knowledge-center/ec2-php56-apache-rhel72/" text:style-name="Internet_20_link" text:visited-style-name="Visited_20_Internet_20_Link">https://aws.amazon.com/premiumsupport/knowledge-center/ec2-php56-apache-rhel72/</text:a></text:p>
      <text:p text:style-name="Standard"/>
      <text:h text:style-name="Heading_20_1" text:outline-level="1"><text:bookmark text:name="How_can_I_be_sure_that_I_am_using_the_correct_user_name_and_private_key_when_I_use_SSH_to_connect_to_an_Amazon_EC2_Linux_instance?"/>How can I be sure that I am using the correct user name and private key when I use SSH to connect to an Amazon EC2 Linux instance?</text:h>
      <text:p text:style-name="Standard"><text:a xlink:type="simple" xlink:href="https://aws.amazon.com/premiumsupport/knowledge-center/linux-credentials-error/" text:style-name="Internet_20_link" text:visited-style-name="Visited_20_Internet_20_Link">https://aws.amazon.com/premiumsupport/knowledge-center/linux-credentials-error/</text:a></text:p>
      <text:p text:style-name="Standard"/>
      <text:h text:style-name="Heading_20_1" text:outline-level="1"><text:bookmark text:name="How_do_I_troubleshoot_problems_connecting_to_my_EC2_Linux_instance_using_SSH?2"/><text:bookmark text:name="How_do_I_troubleshoot_problems_connecting_to_my_EC2_Linux_instance_using_SSH?1"/>How do I troubleshoot problems connecting to my EC2 Linux instance using SSH?</text:h>
      <text:p text:style-name="Standard"><text:a xlink:type="simple" xlink:href="https://aws.amazon.com/premiumsupport/knowledge-center/ec2-linux-ssh-troubleshooting/" text:style-name="Internet_20_link" text:visited-style-name="Visited_20_Internet_20_Link">https://aws.amazon.com/premiumsupport/knowledge-center/ec2-linux-ssh-troubleshooting/</text:a></text:p>
      <text:p text:style-name="Standard"/>
      <text:h text:style-name="Heading_20_1" text:outline-level="1"><text:bookmark text:name="How_do_I_enable_the_EPEL_repository_for_my_Amazon_EC2_instance_running_CentOS,_RHEL,_or_Amazon_Linux?"/>How do I enable the EPEL repository for my Amazon EC2 instance running CentOS, RHEL, or Amazon Linux?</text:h>
      <text:p text:style-name="Standard"><text:a xlink:type="simple" xlink:href="https://aws.amazon.com/premiumsupport/knowledge-center/ec2-enable-epel/" text:style-name="Internet_20_link" text:visited-style-name="Visited_20_Internet_20_Link">https://aws.amazon.com/premiumsupport/knowledge-center/ec2-enable-epel/</text:a></text:p>
      <text:p text:style-name="Standard"/>
      <text:h text:style-name="Heading_20_1" text:outline-level="1"><text:bookmark text:name="How_do_I_troubleshoot_TCP/IP_connectivity_problems_in_Linux?"/>How do I troubleshoot TCP/IP connectivity problems in Linux?</text:h>
      <text:p text:style-name="Standard"/>
      <text:p text:style-name="Standard"><text:a xlink:type="simple" xlink:href="https://aws.amazon.com/premiumsupport/knowledge-center/connectivity-linux/" text:style-name="Internet_20_link" text:visited-style-name="Visited_20_Internet_20_Link">https://aws.amazon.com/premiumsupport/knowledge-center/connectivity-linux/</text:a></text:p>
      <text:p text:style-name="Standard"/>
      <text:h text:style-name="Heading_20_1" text:outline-level="1"><text:bookmark text:name="How_can_I_use_AWS_to_quickly_create_and_connect_to_an_Amazon_EC2_Linux_instance?"/><text:soft-page-break/>How can I use AWS to quickly create and connect to an Amazon EC2 Linux instance?</text:h>
      <text:p text:style-name="Standard"><text:a xlink:type="simple" xlink:href="https://aws.amazon.com/premiumsupport/knowledge-center/create-linux-instance/" text:style-name="Internet_20_link" text:visited-style-name="Visited_20_Internet_20_Link">https://aws.amazon.com/premiumsupport/knowledge-center/create-linux-instance/</text:a></text:p>
      <text:p text:style-name="Standard"/>
      <text:h text:style-name="Heading_20_1" text:outline-level="1"><text:bookmark text:name="How_do_I_tune_memory_allocation_for_an_Apache_web_server_running_on_an_Amazon_EC2_Linux_instance?"/>How do I tune memory allocation for an Apache web server running on an Amazon EC2 Linux instance?</text:h>
      <text:p text:style-name="Standard"><text:a xlink:type="simple" xlink:href="https://aws.amazon.com/premiumsupport/knowledge-center/ec2-apache-memory-tuning/" text:style-name="Internet_20_link" text:visited-style-name="Visited_20_Internet_20_Link">https://aws.amazon.com/premiumsupport/knowledge-center/ec2-apache-memory-tuning/</text:a></text:p>
      <text:p text:style-name="Standard"/>
      <text:h text:style-name="Heading_20_1" text:outline-level="1"><text:bookmark text:name="How_do_I_configure_CloudWatch_on_an_EC2_Windows_instance_using_Systems_Manager_Run_Command?"/>How do I configure CloudWatch on an EC2 Windows instance using Systems Manager Run Command?</text:h>
      <text:p text:style-name="Standard"><text:a xlink:type="simple" xlink:href="https://aws.amazon.com/premiumsupport/knowledge-center/cloudwatch-ec2-windows-run-command/" text:style-name="Internet_20_link" text:visited-style-name="Visited_20_Internet_20_Link">https://aws.amazon.com/premiumsupport/knowledge-center/cloudwatch-ec2-windows-run-command/</text:a></text:p>
      <text:p text:style-name="Standard"/>
      <text:h text:style-name="Heading_20_1" text:outline-level="1"><text:bookmark text:name="Do_I_need_to_set_a_static_private_IP_address_for_a_Windows_EC2_instance?"/>Do I need to set a static private IP address for a Windows EC2 instance?</text:h>
      <text:p text:style-name="Standard"><text:a xlink:type="simple" xlink:href="https://aws.amazon.com/premiumsupport/knowledge-center/static-private-ip-windows/" text:style-name="Internet_20_link" text:visited-style-name="Visited_20_Internet_20_Link">https://aws.amazon.com/premiumsupport/knowledge-center/static-private-ip-windows/</text:a></text:p>
      <text:p text:style-name="Standard"/>
      <text:h text:style-name="Heading_20_1" text:outline-level="1"><text:bookmark text:name="When_I_try_to_connect_to_an_EC2_Windows_instance_with_more_than_2_concurrent_RDP_client_sessions,_I_receive_an_error_message._How_can_I_resolve_this?"/>When I try to connect to an EC2 Windows instance with more than 2 concurrent RDP client sessions, I receive an error message. How can I resolve this?</text:h>
      <text:p text:style-name="Standard"><text:a xlink:type="simple" xlink:href="https://aws.amazon.com/premiumsupport/knowledge-center/concurrent-users-windows-ec2-rdp/" text:style-name="Internet_20_link" text:visited-style-name="Visited_20_Internet_20_Link">https://aws.amazon.com/premiumsupport/knowledge-center/concurrent-users-windows-ec2-rdp/</text:a></text:p>
      <text:p text:style-name="Standard"/>
      <text:h text:style-name="Heading_20_1" text:outline-level="1"><text:bookmark text:name="How_do_I_publicly_host_my_website_on_an_EC2_Windows_instance_using_IIS?"/>How do I publicly host my website on an EC2 Windows instance using IIS?</text:h>
      <text:p text:style-name="Standard"><text:a xlink:type="simple" xlink:href="https://aws.amazon.com/premiumsupport/knowledge-center/public-website-ec2-iis/" text:style-name="Internet_20_link" text:visited-style-name="Visited_20_Internet_20_Link">https://aws.amazon.com/premiumsupport/knowledge-center/public-website-ec2-iis/</text:a></text:p>
      <text:p text:style-name="Standard"/>
      <text:h text:style-name="Heading_20_1" text:outline-level="1"><text:bookmark text:name="How_do_I_host_multiple_public_websites_using_IIS_on_the_same_EC2_Windows_Server_instance?"/><text:soft-page-break/>How do I host multiple public websites using IIS on the same EC2 Windows Server instance?</text:h>
      <text:p text:style-name="Standard"><text:a xlink:type="simple" xlink:href="https://aws.amazon.com/premiumsupport/knowledge-center/multiple-public-website-ec2-iis/" text:style-name="Internet_20_link" text:visited-style-name="Visited_20_Internet_20_Link">https://aws.amazon.com/premiumsupport/knowledge-center/multiple-public-website-ec2-iis/</text:a></text:p>
      <text:p text:style-name="Standard"/>
      <text:h text:style-name="Heading_20_1" text:outline-level="1"><text:bookmark text:name="How_can_I_troubleshoot_issues_with_my_EC2_Windows_instance_by_using_the_EC2Rescue_tool?"/>How can I troubleshoot issues with my EC2 Windows instance by using the EC2Rescue tool?</text:h>
      <text:p text:style-name="Standard"><text:a xlink:type="simple" xlink:href="https://aws.amazon.com/premiumsupport/knowledge-center/ec2rescue-windows-troubleshoot/" text:style-name="Internet_20_link" text:visited-style-name="Visited_20_Internet_20_Link">https://aws.amazon.com/premiumsupport/knowledge-center/ec2rescue-windows-troubleshoot/</text:a></text:p>
      <text:p text:style-name="Standard"/>
      <text:h text:style-name="Heading_20_1" text:outline-level="1"><text:bookmark text:name="How_do_I_create_an_Amazon_Machine_Image_(AMI)_from_an_EBS-backed_Windows_instance?"/>How do I create an Amazon Machine Image (AMI) from an EBS-backed Windows instance?</text:h>
      <text:p text:style-name="Standard"><text:a xlink:type="simple" xlink:href="https://aws.amazon.com/premiumsupport/knowledge-center/create-ami-ebs-backed-windows/" text:style-name="Internet_20_link" text:visited-style-name="Visited_20_Internet_20_Link">https://aws.amazon.com/premiumsupport/knowledge-center/create-ami-ebs-backed-windows/</text:a></text:p>
      <text:p text:style-name="Standard"/>
      <text:h text:style-name="Heading_20_1" text:outline-level="1"><text:bookmark text:name="How_do_I_attach_an_EBS_volume_to_a_running_Windows_EC2_instance?"/>How do I attach an EBS volume to a running Windows EC2 instance? </text:h>
      <text:p text:style-name="Standard"><text:a xlink:type="simple" xlink:href="https://aws.amazon.com/premiumsupport/knowledge-center/attach-ebs-running-windows/" text:style-name="Internet_20_link" text:visited-style-name="Visited_20_Internet_20_Link">https://aws.amazon.com/premiumsupport/knowledge-center/attach-ebs-running-windows/</text:a></text:p>
      <text:p text:style-name="Standard"/>
      <text:h text:style-name="Heading_20_1" text:outline-level="1"><text:bookmark text:name="How_do_I_retrieve_my_Windows_administrator_password_after_launching_an_instance?"/>How do I retrieve my Windows administrator password after launching an instance?</text:h>
      <text:p text:style-name="Standard"><text:a xlink:type="simple" xlink:href="https://aws.amazon.com/premiumsupport/knowledge-center/retrieve-windows-admin-password/" text:style-name="Internet_20_link" text:visited-style-name="Visited_20_Internet_20_Link">https://aws.amazon.com/premiumsupport/knowledge-center/retrieve-windows-admin-password/</text:a></text:p>
      <text:p text:style-name="Standard"/>
      <text:h text:style-name="Heading_20_1" text:outline-level="1"><text:bookmark text:name="I_accidentally_disabled_network_connectivity_to_my_EC2_instance_running_Windows—how_do_I_fix_it?"/>I accidentally disabled network connectivity to my EC2 instance running Windows—how do I fix it?</text:h>
      <text:p text:style-name="Standard"><text:a xlink:type="simple" xlink:href="https://aws.amazon.com/premiumsupport/knowledge-center/restore-network-connectivity-windows/" text:style-name="Internet_20_link" text:visited-style-name="Visited_20_Internet_20_Link">https://aws.amazon.com/premiumsupport/knowledge-center/restore-network-connectivity-windows/</text:a></text:p>
      <text:p text:style-name="Standard"/>
      <text:h text:style-name="Heading_20_1" text:outline-level="1"><text:bookmark text:name="How_do_I_expand_the_Amazon_EBS_root_volume_of_my_Amazon_EC2_Windows_instance?"/><text:soft-page-break/>How do I expand the Amazon EBS root volume of my Amazon EC2 Windows instance?</text:h>
      <text:p text:style-name="Standard"><text:a xlink:type="simple" xlink:href="https://aws.amazon.com/premiumsupport/knowledge-center/expand-ebs-root-volume-windows/" text:style-name="Internet_20_link" text:visited-style-name="Visited_20_Internet_20_Link">https://aws.amazon.com/premiumsupport/knowledge-center/expand-ebs-root-volume-windows/</text:a></text:p>
      <text:p text:style-name="Standard"/>
      <text:h text:style-name="Heading_20_1" text:outline-level="1"><text:bookmark text:name="How_do_I_manually_install_the_AWS_CLI_on_Windows?"/>How do I manually install the AWS CLI on Windows?</text:h>
      <text:p text:style-name="Standard"><text:a xlink:type="simple" xlink:href="https://aws.amazon.com/premiumsupport/knowledge-center/install-aws-cli-windows/" text:style-name="Internet_20_link" text:visited-style-name="Visited_20_Internet_20_Link">https://aws.amazon.com/premiumsupport/knowledge-center/install-aws-cli-windows/</text:a></text:p>
      <text:p text:style-name="Standard"/>
      <text:h text:style-name="Heading_20_1" text:outline-level="1"><text:bookmark text:name="How_do_I_capture_a_screenshot_of_an_unreachable_Amazon_EC2_Windows_instance_for_troubleshooting?"/>How do I capture a screenshot of an unreachable Amazon EC2 Windows instance for troubleshooting?</text:h>
      <text:p text:style-name="Standard"><text:a xlink:type="simple" xlink:href="https://aws.amazon.com/premiumsupport/knowledge-center/capture-instance-screenshot/" text:style-name="Internet_20_link" text:visited-style-name="Visited_20_Internet_20_Link">https://aws.amazon.com/premiumsupport/knowledge-center/capture-instance-screenshot/</text:a></text:p>
      <text:p text:style-name="Standard"/>
      <text:h text:style-name="Heading_20_1" text:outline-level="1"><text:bookmark text:name="How_do_I_resolve_time_synchronization_issues_with_EC2_Windows_instances_that_can_cause_network_connectivity_issues?"/>How do I resolve time synchronization issues with EC2 Windows instances that can cause network connectivity issues?</text:h>
      <text:p text:style-name="Standard"><text:a xlink:type="simple" xlink:href="https://aws.amazon.com/premiumsupport/knowledge-center/ec2-windows-time-service/" text:style-name="Internet_20_link" text:visited-style-name="Visited_20_Internet_20_Link">https://aws.amazon.com/premiumsupport/knowledge-center/ec2-windows-time-service/</text:a></text:p>
      <text:p text:style-name="Standard"/>
      <text:h text:style-name="Heading_20_1" text:outline-level="1"><text:bookmark text:name="How_do_I_connect_a_public-facing_load_balancer_to_EC2_instances_that_have_private_IP_addresses?"/>How do I connect a public-facing load balancer to EC2 instances that have private IP addresses?</text:h>
      <text:p text:style-name="Standard"><text:a xlink:type="simple" xlink:href="https://aws.amazon.com/premiumsupport/knowledge-center/public-load-balancer-private-ec2/" text:style-name="Internet_20_link" text:visited-style-name="Visited_20_Internet_20_Link">https://aws.amazon.com/premiumsupport/knowledge-center/public-load-balancer-private-ec2/</text:a></text:p>
      <text:p text:style-name="Standard"/>
      <text:h text:style-name="Heading_20_1" text:outline-level="1"><text:bookmark text:name="How_do_I_troubleshoot_and_fix_failing_health_checks_for_Classic_Load_Balancers?"/>How do I troubleshoot and fix failing health checks for Classic Load Balancers?</text:h>
      <text:p text:style-name="Standard"><text:a xlink:type="simple" xlink:href="https://aws.amazon.com/premiumsupport/knowledge-center/troubleshoot-classic-health-checks/" text:style-name="Internet_20_link" text:visited-style-name="Visited_20_Internet_20_Link">https://aws.amazon.com/premiumsupport/knowledge-center/troubleshoot-classic-health-checks/</text:a></text:p>
      <text:p text:style-name="Standard"/>
      <text:h text:style-name="Heading_20_1" text:outline-level="1"><text:bookmark text:name="How_do_I_configure,_update,_and_verify_health_checks_for_a_Classic_Load_Balancer?"/><text:soft-page-break/>How do I configure, update, and verify health checks for a Classic Load Balancer?</text:h>
      <text:p text:style-name="Standard"><text:a xlink:type="simple" xlink:href="https://aws.amazon.com/premiumsupport/knowledge-center/health-checks-classic-load-balancer/" text:style-name="Internet_20_link" text:visited-style-name="Visited_20_Internet_20_Link">https://aws.amazon.com/premiumsupport/knowledge-center/health-checks-classic-load-balancer/</text:a></text:p>
      <text:p text:style-name="Standard"/>
      <text:h text:style-name="Heading_20_1" text:outline-level="1"><text:bookmark text:name="I_receive_HTTP_5xx_errors_when_connecting_to_web_servers_running_on_EC2_instances_configured_to_use_Classic_Load_Balancing._How_do_I_troubleshoot_these_errors?"/>I receive HTTP 5xx errors when connecting to web servers running on EC2 instances configured to use Classic Load Balancing. How do I troubleshoot these errors?</text:h>
      <text:p text:style-name="Standard"><text:a xlink:type="simple" xlink:href="https://aws.amazon.com/premiumsupport/knowledge-center/troubleshoot-http-5xx/" text:style-name="Internet_20_link" text:visited-style-name="Visited_20_Internet_20_Link">https://aws.amazon.com/premiumsupport/knowledge-center/troubleshoot-http-5xx/</text:a></text:p>
      <text:p text:style-name="Standard"/>
      <text:h text:style-name="Heading_20_1" text:outline-level="1"><text:bookmark text:name="How_do_I_troubleshoot_504_errors_returned_while_using_a_Classic_Load_Balancer?"/>How do I troubleshoot 504 errors returned while using a Classic Load Balancer?</text:h>
      <text:p text:style-name="Standard"><text:a xlink:type="simple" xlink:href="https://aws.amazon.com/premiumsupport/knowledge-center/504-error-classic/" text:style-name="Internet_20_link" text:visited-style-name="Visited_20_Internet_20_Link">https://aws.amazon.com/premiumsupport/knowledge-center/504-error-classic/</text:a></text:p>
      <text:p text:style-name="Standard"/>
      <text:p text:style-name="Standard"/>
      <text:h text:style-name="Heading_20_1" text:outline-level="1"><text:bookmark text:name="How_do_I_troubleshoot_503_errors_returned_while_using_Classic_Load_Balancer?_"/>How do I troubleshoot 503 errors returned while using Classic Load Balancer?</text:h>
      <text:p text:style-name="Standard"/>
      <text:p text:style-name="Standard"><text:a xlink:type="simple" xlink:href="https://aws.amazon.com/premiumsupport/knowledge-center/503-error-classic/" text:style-name="Internet_20_link" text:visited-style-name="Visited_20_Internet_20_Link">https://aws.amazon.com/premiumsupport/knowledge-center/503-error-classic/</text:a></text:p>
      <text:p text:style-name="Standard"/>
      <text:h text:style-name="Heading_20_1" text:outline-level="1"><text:bookmark text:name="I_get_HTTP_502_errors_when_I_make_requests_through_a_Classic_Load_Balancer._How_do_I_troubleshoot_these_errors?"/>I get HTTP 502 errors when I make requests through a Classic Load Balancer. How do I troubleshoot these errors?</text:h>
      <text:p text:style-name="Standard"><text:a xlink:type="simple" xlink:href="https://aws.amazon.com/premiumsupport/knowledge-center/load-balancer-http-502-errors/" text:style-name="Internet_20_link" text:visited-style-name="Visited_20_Internet_20_Link">https://aws.amazon.com/premiumsupport/knowledge-center/load-balancer-http-502-errors/</text:a></text:p>
      <text:p text:style-name="Standard"/>
      <text:h text:style-name="Heading_20_1" text:outline-level="1"><text:bookmark text:name="How_do_I_upload_SSL_certificates_for_my_Classic_Load_Balancer_to_prevent_clients_from_receiving_“untrusted_certificate”_errors?"/>How do I upload SSL certificates for my Classic Load Balancer to prevent clients from receiving “untrusted certificate” errors?</text:h>
      <text:p text:style-name="Standard"><text:a xlink:type="simple" xlink:href="https://aws.amazon.com/premiumsupport/knowledge-center/load-balancer-certificate/" text:style-name="Internet_20_link" text:visited-style-name="Visited_20_Internet_20_Link">https://aws.amazon.com/premiumsupport/knowledge-center/load-balancer-certificate/</text:a></text:p>
      <text:p text:style-name="Standard"><text:soft-page-break/></text:p>
      <text:h text:style-name="Heading_20_1" text:outline-level="1"><text:bookmark text:name="How_can_I_troubleshoot_issues_with_an_AWS_Identity_and_Access_Management_(IAM)_policy?"/>How can I troubleshoot issues with an AWS Identity and Access Management (IAM) policy?</text:h>
      <text:p text:style-name="Standard"><text:a xlink:type="simple" xlink:href="https://aws.amazon.com/premiumsupport/knowledge-center/troubleshoot-iam-policy-issues/" text:style-name="Internet_20_link" text:visited-style-name="Visited_20_Internet_20_Link">https://aws.amazon.com/premiumsupport/knowledge-center/troubleshoot-iam-policy-issues/</text:a></text:p>
      <text:p text:style-name="Standard"/>
      <text:h text:style-name="Heading_20_1" text:outline-level="1"><text:bookmark text:name="How_do_I_delete_Amazon_S3_objects_and_buckets?"/>How do I delete Amazon S3 objects and buckets?</text:h>
      <text:p text:style-name="Standard"/>
      <text:p text:style-name="Standard"><text:a xlink:type="simple" xlink:href="https://aws.amazon.com/premiumsupport/knowledge-center/s3-delete-objects-and-buckets/" text:style-name="Internet_20_link" text:visited-style-name="Visited_20_Internet_20_Link">https://aws.amazon.com/premiumsupport/knowledge-center/s3-delete-objects-and-buckets/</text:a></text:p>
      <text:p text:style-name="Standard"/>
      <text:h text:style-name="Heading_20_1" text:outline-level="1"><text:bookmark text:name="I_configure_Amazon_CloudWatch_to_export_log_data_to_Amazon_S3_but_the_log_data_is_either_missing_or_invalid._How_do_I_resolve_this_issue?"/>I configure Amazon CloudWatch to export log data to Amazon S3 but the log data is either missing or invalid. How do I resolve this issue?</text:h>
      <text:p text:style-name="Standard"><text:a xlink:type="simple" xlink:href="https://aws.amazon.com/premiumsupport/knowledge-center/missing-invalid-cloudwatch-log-data/" text:style-name="Internet_20_link" text:visited-style-name="Visited_20_Internet_20_Link">https://aws.amazon.com/premiumsupport/knowledge-center/missing-invalid-cloudwatch-log-data/</text:a></text:p>
      <text:p text:style-name="Standard"/>
      <text:h text:style-name="Heading_20_1" text:outline-level="1"><text:bookmark text:name="How_can_I_help_ensure_the_files_in_my_Amazon_S3_bucket_are_secure?"/>How can I help ensure the files in my Amazon S3 bucket are secure?</text:h>
      <text:p text:style-name="Standard"><text:a xlink:type="simple" xlink:href="https://aws.amazon.com/premiumsupport/knowledge-center/secure-s3-resources/" text:style-name="Internet_20_link" text:visited-style-name="Visited_20_Internet_20_Link">https://aws.amazon.com/premiumsupport/knowledge-center/secure-s3-resources/</text:a></text:p>
      <text:p text:style-name="Standard"/>
      <text:h text:style-name="Heading_20_1" text:outline-level="1"><text:bookmark text:name="How_can_I_use_IAM_policies_to_grant_user-specific_access_to_specific_folders?"/>How can I use IAM policies to grant user-specific access to specific folders?</text:h>
      <text:p text:style-name="Standard"><text:a xlink:type="simple" xlink:href="https://aws.amazon.com/premiumsupport/knowledge-center/iam-s3-user-specific-folder/" text:style-name="Internet_20_link" text:visited-style-name="Visited_20_Internet_20_Link">https://aws.amazon.com/premiumsupport/knowledge-center/iam-s3-user-specific-folder/</text:a></text:p>
      <text:p text:style-name="Standard"/>
      <text:h text:style-name="Heading_20_1" text:outline-level="1"><text:bookmark text:name="How_can_I_copy_objects_between_Amazon_S3_buckets?"/>How can I copy objects between Amazon S3 buckets?</text:h>
      <text:p text:style-name="Standard"><text:a xlink:type="simple" xlink:href="https://aws.amazon.com/premiumsupport/knowledge-center/move-objects-s3-bucket/" text:style-name="Internet_20_link" text:visited-style-name="Visited_20_Internet_20_Link">https://aws.amazon.com/premiumsupport/knowledge-center/move-objects-s3-bucket/</text:a></text:p>
      <text:p text:style-name="Standard"/>
      <text:h text:style-name="Heading_20_1" text:outline-level="1"><text:bookmark text:name="How_can_I_find_out_which_S3_buckets_allow_access_from_the_internet?"/><text:soft-page-break/>How can I find out which S3 buckets allow access from the internet?</text:h>
      <text:p text:style-name="Standard"><text:a xlink:type="simple" xlink:href="https://aws.amazon.com/premiumsupport/knowledge-center/flag-buckets-aws-config/" text:style-name="Internet_20_link" text:visited-style-name="Visited_20_Internet_20_Link">https://aws.amazon.com/premiumsupport/knowledge-center/flag-buckets-aws-config/</text:a></text:p>
      <text:p text:style-name="Standard"/>
      <text:h text:style-name="Heading_20_1" text:outline-level="1"><text:bookmark text:name="How_do_I_troubleshoot_the_error_HTTP_403:_Access_Denied_from_Amazon_S3?"/>How do I troubleshoot the error HTTP 403: Access Denied from Amazon S3?</text:h>
      <text:p text:style-name="Standard"><text:a xlink:type="simple" xlink:href="https://aws.amazon.com/premiumsupport/knowledge-center/s3-troubleshoot-403/" text:style-name="Internet_20_link" text:visited-style-name="Visited_20_Internet_20_Link">https://aws.amazon.com/premiumsupport/knowledge-center/s3-troubleshoot-403/</text:a></text:p>
      <text:p text:style-name="Standard"/>
      <text:h text:style-name="Heading_20_1" text:outline-level="1"><text:bookmark text:name="How_can_I_troubleshoot_the_HTTP_404_error_&quot;NoSuchKey&quot;_from_Amazon_S3?"/>How can I troubleshoot the HTTP 404 error "NoSuchKey" from Amazon S3?</text:h>
      <text:p text:style-name="Standard"><text:a xlink:type="simple" xlink:href="https://aws.amazon.com/premiumsupport/knowledge-center/404-error-nosuchkey-s3/" text:style-name="Internet_20_link" text:visited-style-name="Visited_20_Internet_20_Link">https://aws.amazon.com/premiumsupport/knowledge-center/404-error-nosuchkey-s3/</text:a></text:p>
      <text:p text:style-name="Standard"/>
      <text:h text:style-name="Heading_20_1" text:outline-level="1"><text:bookmark text:name="How_can_I_restore_an_S3_object_from_the_Amazon_Glacier_storage_class_using_the_AWS_CLI?"/>How can I restore an S3 object from the Amazon Glacier storage class using the AWS CLI?</text:h>
      <text:p text:style-name="Standard"><text:a xlink:type="simple" xlink:href="https://aws.amazon.com/premiumsupport/knowledge-center/restore-s3-object-glacier-storage-class/" text:style-name="Internet_20_link" text:visited-style-name="Visited_20_Internet_20_Link">https://aws.amazon.com/premiumsupport/knowledge-center/restore-s3-object-glacier-storage-class/</text:a></text:p>
      <text:p text:style-name="Standard"/>
      <text:h text:style-name="Heading_20_1" text:outline-level="1"><text:bookmark text:name="How_can_I_provide_cross-account_access_to_objects_that_are_in_Amazon_S3_buckets?"/>How can I provide cross-account access to objects that are in Amazon S3 buckets?</text:h>
      <text:p text:style-name="Standard"><text:a xlink:type="simple" xlink:href="https://aws.amazon.com/premiumsupport/knowledge-center/cross-account-access-s3/" text:style-name="Internet_20_link" text:visited-style-name="Visited_20_Internet_20_Link">https://aws.amazon.com/premiumsupport/knowledge-center/cross-account-access-s3/</text:a></text:p>
      <text:p text:style-name="Standard"/>
      <text:h text:style-name="Heading_20_1" text:outline-level="1"><text:bookmark text:name="_How_can_I_specify_which_VPCs_or_IP_addresses_can_access_my_Amazon_S3_bucket?"/>How can I specify which VPCs or IP addresses can access my Amazon S3 bucket?</text:h>
      <text:p text:style-name="Standard"><text:a xlink:type="simple" xlink:href="https://aws.amazon.com/premiumsupport/knowledge-center/block-s3-traffic-vpc-ip/" text:style-name="Internet_20_link" text:visited-style-name="Visited_20_Internet_20_Link">https://aws.amazon.com/premiumsupport/knowledge-center/block-s3-traffic-vpc-ip/</text:a></text:p>
      <text:p text:style-name="Standard"/>
      <text:h text:style-name="Heading_20_1" text:outline-level="1"><text:bookmark text:name="I_want_my_S3_bucket_to_store_only_objects_encrypted_by_my_KMS_key._How_can_I_do_that?"/>I want my S3 bucket to store only objects encrypted by my KMS key. How can I do that?</text:h>
      <text:p text:style-name="Standard"><text:a xlink:type="simple" xlink:href="https://aws.amazon.com/premiumsupport/knowledge-center/s3-bucket-store-kms-encrypted-objects/" text:style-name="Internet_20_link" text:visited-style-name="Visited_20_Internet_20_Link">https://aws.amazon.com/premiumsupport/knowledge-center/s3-bucket-store-kms-encrypted-objects/</text:a></text:p>
      <text:p text:style-name="Standard"/>
      <text:p text:style-name="Standard"><text:soft-page-break/></text:p>
      <text:h text:style-name="Heading_20_1" text:outline-level="1"><text:bookmark text:name="How_do_I_troubleshoot_HTTP_5xx_errors_from_Amazon_S3?"/>How do I troubleshoot HTTP 5xx errors from Amazon S3?</text:h>
      <text:p text:style-name="Standard"><text:a xlink:type="simple" xlink:href="https://aws.amazon.com/premiumsupport/knowledge-center/http-5xx-errors-s3/" text:style-name="Internet_20_link" text:visited-style-name="Visited_20_Internet_20_Link">https://aws.amazon.com/premiumsupport/knowledge-center/http-5xx-errors-s3/</text:a></text:p>
      <text:p text:style-name="Standard"/>
      <text:h text:style-name="Heading_20_1" text:outline-level="1"><text:bookmark text:name="How_do_I_allow_users_from_another_account_to_access_resources_in_my_account_through_IAM?"/>How do I allow users from another account to access resources in my account through IAM?</text:h>
      <text:p text:style-name="Standard"><text:a xlink:type="simple" xlink:href="https://aws.amazon.com/premiumsupport/knowledge-center/cross-account-access-iam/" text:style-name="Internet_20_link" text:visited-style-name="Visited_20_Internet_20_Link">https://aws.amazon.com/premiumsupport/knowledge-center/cross-account-access-iam/</text:a></text:p>
      <text:p text:style-name="Standard"/>
      <text:p text:style-name="Standard"/>
      <text:h text:style-name="Heading_20_1" text:outline-level="1"><text:bookmark text:name="I've_deleted_my_default_VPC._How_do_I_get_it_back?"/>I've deleted my default VPC. How do I get it back?</text:h>
      <text:p text:style-name="Standard"><text:a xlink:type="simple" xlink:href="https://aws.amazon.com/premiumsupport/knowledge-center/deleted-default-vpc/" text:style-name="Internet_20_link" text:visited-style-name="Visited_20_Internet_20_Link">https://aws.amazon.com/premiumsupport/knowledge-center/deleted-default-vpc/</text:a></text:p>
      <text:p text:style-name="Standard"/>
      <text:h text:style-name="Heading_20_1" text:outline-level="1"><text:bookmark text:name="How_do_I_change_the_subnet_mask_for_the_default_subnet_of_my_default_Amazon_Virtual_Private_Cloud_(VPC)?"/>How do I change the subnet mask for the default subnet of my default Amazon Virtual Private Cloud (VPC)?</text:h>
      <text:p text:style-name="Standard"><text:a xlink:type="simple" xlink:href="https://aws.amazon.com/premiumsupport/knowledge-center/change-subnet-mask/" text:style-name="Internet_20_link" text:visited-style-name="Visited_20_Internet_20_Link">https://aws.amazon.com/premiumsupport/knowledge-center/change-subnet-mask/</text:a></text:p>
      <text:p text:style-name="Standard"/>
      <text:h text:style-name="Heading_20_1" text:outline-level="1"><text:bookmark text:name="How_do_I_create_a_VPC_endpoint?"/>How do I create a VPC endpoint?</text:h>
      <text:p text:style-name="Standard"><text:a xlink:type="simple" xlink:href="https://aws.amazon.com/premiumsupport/knowledge-center/create-vpc-endpoint/" text:style-name="Internet_20_link" text:visited-style-name="Visited_20_Internet_20_Link">https://aws.amazon.com/premiumsupport/knowledge-center/create-vpc-endpoint/</text:a></text:p>
      <text:p text:style-name="Standard"/>
      <text:h text:style-name="Heading_20_1" text:outline-level="1"><text:bookmark text:name="How_do_I_migrate_from_a_NAT_instance_to_a_NAT_gateway?"/>How do I migrate from a NAT instance to a NAT gateway?</text:h>
      <text:p text:style-name="Standard"><text:a xlink:type="simple" xlink:href="https://aws.amazon.com/premiumsupport/knowledge-center/migrate-nat-instance-gateway/" text:style-name="Internet_20_link" text:visited-style-name="Visited_20_Internet_20_Link">https://aws.amazon.com/premiumsupport/knowledge-center/migrate-nat-instance-gateway/</text:a></text:p>
      <text:p text:style-name="Standard"/>
      <text:h text:style-name="Heading_20_1" text:outline-level="1"><text:bookmark text:name="How_do_I_troubleshoot_network_performance_issues_between_Amazon_EC2_Linux_instances_in_a_VPC_and_an_on-premises_host_over_the_internet_gateway?"/><text:soft-page-break/>How do I troubleshoot network performance issues between Amazon EC2 Linux instances in a VPC and an on-premises host over the internet gateway?</text:h>
      <text:p text:style-name="Standard"><text:a xlink:type="simple" xlink:href="https://aws.amazon.com/premiumsupport/knowledge-center/network-issue-vpc-onprem-ig/" text:style-name="Internet_20_link" text:visited-style-name="Visited_20_Internet_20_Link">https://aws.amazon.com/premiumsupport/knowledge-center/network-issue-vpc-onprem-ig/</text:a></text:p>
      <text:p text:style-name="Standard"/>
      <text:h text:style-name="Heading_20_1" text:outline-level="1"><text:bookmark text:name="How_do_I_troubleshoot_issues_with_VPC_route_tables?"/>How do I troubleshoot issues with VPC route tables?</text:h>
      <text:p text:style-name="Standard"><text:a xlink:type="simple" xlink:href="https://aws.amazon.com/premiumsupport/knowledge-center/troubleshoot-vpc-route-table/" text:style-name="Internet_20_link" text:visited-style-name="Visited_20_Internet_20_Link">https://aws.amazon.com/premiumsupport/knowledge-center/troubleshoot-vpc-route-table/</text:a></text:p>
      <text:p text:style-name="Standard"/>
      <text:h text:style-name="Heading_20_1" text:outline-level="1"><text:bookmark text:name="How_can_I_configure_my_IPv6_subnet_as_a_private_subnet?_Are_Elastic_IP_addresses_and_NAT_gateways_supported_for_IPv6?"/>How can I configure my IPv6 subnet as a private subnet? Are Elastic IP addresses and NAT gateways supported for IPv6?</text:h>
      <text:p text:style-name="Standard"><text:a xlink:type="simple" xlink:href="https://aws.amazon.com/premiumsupport/knowledge-center/configure-private-ipv6-subnet/" text:style-name="Internet_20_link" text:visited-style-name="Visited_20_Internet_20_Link">https://aws.amazon.com/premiumsupport/knowledge-center/configure-private-ipv6-subnet/</text:a></text:p>
      <text:p text:style-name="Standard"/>
      <text:h text:style-name="Heading_20_1" text:outline-level="1"><text:bookmark text:name="I_tried_to_delete_my_Amazon_VPC,_and_I_received_a_dependency_error._How_can_I_delete_my_Amazon_VPC?"/>I tried to delete my Amazon VPC, and I received a dependency error. How can I delete my Amazon VPC?</text:h>
      <text:p text:style-name="Standard"><text:a xlink:type="simple" xlink:href="https://aws.amazon.com/premiumsupport/knowledge-center/troubleshoot-dependency-error-delete-vpc/" text:style-name="Internet_20_link" text:visited-style-name="Visited_20_Internet_20_Link">https://aws.amazon.com/premiumsupport/knowledge-center/troubleshoot-dependency-error-delete-vpc/</text:a></text:p>
      <text:p text:style-name="Standard"/>
      <text:h text:style-name="Heading_20_1" text:outline-level="1"><text:bookmark text:name="I_host_a_website_on_an_EC2_instance._How_do_I_allow_my_users_to_connect_on_HTTP_(80)_or_HTTPS_(443)?"/>I host a website on an EC2 instance. How do I allow my users to connect on HTTP (80) or HTTPS (443)?</text:h>
      <text:p text:style-name="Standard"><text:a xlink:type="simple" xlink:href="https://aws.amazon.com/premiumsupport/knowledge-center/connect-http-https-ec2/" text:style-name="Internet_20_link" text:visited-style-name="Visited_20_Internet_20_Link">https://aws.amazon.com/premiumsupport/knowledge-center/connect-http-https-ec2/</text:a></text:p>
      <text:p text:style-name="Standard"/>
      <text:h text:style-name="Heading_20_1" text:outline-level="1"><text:bookmark text:name="How_do_I_push_custom_metrics_to_CloudWatch?"/><text:soft-page-break/>How do I push custom metrics to CloudWatch?</text:h>
      <text:p text:style-name="Standard"><text:a xlink:type="simple" xlink:href="https://aws.amazon.com/premiumsupport/knowledge-center/cloudwatch-custom-metrics/" text:style-name="Internet_20_link" text:visited-style-name="Visited_20_Internet_20_Link">https://aws.amazon.com/premiumsupport/knowledge-center/cloudwatch-custom-metrics/</text:a></text:p>
      <text:p text:style-name="Standard"/>
      <text:h text:style-name="Heading_20_1" text:outline-level="1"><text:bookmark text:name="How_do_I_set_up_scheduled_EBS_volume_snapshots_using_Amazon_CloudWatch?"/>How do I set up scheduled EBS volume snapshots using Amazon CloudWatch?</text:h>
      <text:p text:style-name="Standard"><text:a xlink:type="simple" xlink:href="https://aws.amazon.com/premiumsupport/knowledge-center/cloudwatch-setup-ebs-snapshots/" text:style-name="Internet_20_link" text:visited-style-name="Visited_20_Internet_20_Link">https://aws.amazon.com/premiumsupport/knowledge-center/cloudwatch-setup-ebs-snapshots/</text:a></text:p>
      <text:p text:style-name="Standard"/>
      <text:h text:style-name="Heading_20_1" text:outline-level="1"><text:bookmark text:name="How_do_I_troubleshoot_SMTP_connectivity_or_timeout_issues_with_Amazon_SES?"/>How do I troubleshoot SMTP connectivity or timeout issues with Amazon SES?</text:h>
      <text:p text:style-name="Standard"><text:a xlink:type="simple" xlink:href="https://aws.amazon.com/premiumsupport/knowledge-center/smtp-connectivity-timeout-issues-ses/" text:style-name="Internet_20_link" text:visited-style-name="Visited_20_Internet_20_Link">https://aws.amazon.com/premiumsupport/knowledge-center/smtp-connectivity-timeout-issues-ses/</text:a></text:p>
      <text:p text:style-name="Standard"/>
      <text:h text:style-name="Heading_20_1" text:outline-level="1"><text:bookmark text:name="_How_can_I_block_email_coming_from_specific_domains_or_email_addresses_in_Amazon_SES?"/>How can I block email coming from specific domains or email addresses in Amazon SES?</text:h>
      <text:p text:style-name="Standard"><text:a xlink:type="simple" xlink:href="https://aws.amazon.com/premiumsupport/knowledge-center/block-email-domain-ses/" text:style-name="Internet_20_link" text:visited-style-name="Visited_20_Internet_20_Link">https://aws.amazon.com/premiumsupport/knowledge-center/block-email-domain-ses/</text:a></text:p>
      <text:p text:style-name="Standard"/>
      <text:h text:style-name="Heading_20_1" text:outline-level="1"><text:bookmark text:name="How_do_I_verify_an_email_address_or_domain_in_Amazon_SES?"/>How do I verify an email address or domain in Amazon SES?</text:h>
      <text:p text:style-name="Standard"><text:a xlink:type="simple" xlink:href="https://aws.amazon.com/premiumsupport/knowledge-center/ses-verify-email-domain/" text:style-name="Internet_20_link" text:visited-style-name="Visited_20_Internet_20_Link">https://aws.amazon.com/premiumsupport/knowledge-center/ses-verify-email-domain/</text:a></text:p>
      <text:p text:style-name="Standard"/>
      <text:h text:style-name="Heading_20_1" text:outline-level="1"><text:bookmark text:name="How_do_I_resolve_the_error_&quot;VPC_peering_connection_failed_due_to_incorrect_VPC_ID,_Account_ID,_or_overlapping_CIDR_range&quot;?"/>How do I resolve the error "VPC peering connection failed due to incorrect VPC ID, Account ID, or overlapping CIDR range"?</text:h>
      <text:p text:style-name="Standard"><text:a xlink:type="simple" xlink:href="https://aws.amazon.com/premiumsupport/knowledge-center/vpc-peering-connection-error/" text:style-name="Internet_20_link" text:visited-style-name="Visited_20_Internet_20_Link">https://aws.amazon.com/premiumsupport/knowledge-center/vpc-peering-connection-error/</text:a></text:p>
      <text:p text:style-name="Standard"/>
      <text:h text:style-name="Heading_20_1" text:outline-level="1"><text:bookmark text:name="How_do_I_modify_the_IP_address_range_of_my_Amazon_Virtual_Private_Cloud_(VPC)_or_VPC_subnet?"/><text:soft-page-break/>How do I modify the IP address range of my Amazon Virtual Private Cloud (VPC) or VPC subnet?</text:h>
      <text:p text:style-name="Standard"><text:a xlink:type="simple" xlink:href="https://aws.amazon.com/premiumsupport/knowledge-center/vpc-ip-address-range/" text:style-name="Internet_20_link" text:visited-style-name="Visited_20_Internet_20_Link">https://aws.amazon.com/premiumsupport/knowledge-center/vpc-ip-address-range/</text:a></text:p>
      <text:p text:style-name="Standard"/>
      <text:h text:style-name="Heading_20_1" text:outline-level="1"><text:bookmark text:name="How_do_I_troubleshoot_packet_loss_on_my_VPN_connection?"/>How do I troubleshoot packet loss on my VPN connection? </text:h>
      <text:p text:style-name="Standard"><text:a xlink:type="simple" xlink:href="https://aws.amazon.com/premiumsupport/knowledge-center/troubleshoot-vpn-packet-loss/" text:style-name="Internet_20_link" text:visited-style-name="Visited_20_Internet_20_Link">https://aws.amazon.com/premiumsupport/knowledge-center/troubleshoot-vpn-packet-loss/</text:a></text:p>
      <text:p text:style-name="Standard"/>
      <text:h text:style-name="Heading_20_1" text:outline-level="1"><text:bookmark text:name="How_do_I_troubleshoot_VPN_tunnel_inactivity_or_instability_issues_for_my_network_device?"/>How do I troubleshoot VPN tunnel inactivity or instability issues for my network device?</text:h>
      <text:p text:style-name="Standard"><text:a xlink:type="simple" xlink:href="https://aws.amazon.com/premiumsupport/knowledge-center/vpn-tunnel-instability-inactivity/" text:style-name="Internet_20_link" text:visited-style-name="Visited_20_Internet_20_Link">https://aws.amazon.com/premiumsupport/knowledge-center/vpn-tunnel-instability-inactivity/</text:a></text:p>
      <text:p text:style-name="Standard"/>
      <text:h text:style-name="Heading_20_1" text:outline-level="1"><text:bookmark text:name="How_can_I_improve_the_fault_tolerance_of_a_VPN_connection_to_my_Amazon_VPC?"/>How can I improve the fault tolerance of a VPN connection to my Amazon VPC?</text:h>
      <text:p text:style-name="Standard"><text:a xlink:type="simple" xlink:href="https://aws.amazon.com/premiumsupport/knowledge-center/vpn-fault-tolerance/" text:style-name="Internet_20_link" text:visited-style-name="Visited_20_Internet_20_Link">https://aws.amazon.com/premiumsupport/knowledge-center/vpn-fault-tolerance/</text:a></text:p>
      <text:p text:style-name="Standard"/>
      <text:h text:style-name="Heading_20_1" text:outline-level="1"><text:bookmark text:name="How_do_I_check_the_status_of_my_VPN_tunnel?"/>How do I check the status of my VPN tunnel?</text:h>
      <text:p text:style-name="Standard"><text:a xlink:type="simple" xlink:href="https://aws.amazon.com/premiumsupport/knowledge-center/check-vpn-tunnel-status/" text:style-name="Internet_20_link" text:visited-style-name="Visited_20_Internet_20_Link">https://aws.amazon.com/premiumsupport/knowledge-center/check-vpn-tunnel-status/</text:a></text:p>
      <text:p text:style-name="Standard"/>
      <text:h text:style-name="Heading_20_1" text:outline-level="1"><text:bookmark text:name="How_do_I_troubleshoot_VPN_tunnel_connectivity_to_an_Amazon_VPC?"/>How do I troubleshoot VPN tunnel connectivity to an Amazon VPC?</text:h>
      <text:p text:style-name="Standard"><text:a xlink:type="simple" xlink:href="https://aws.amazon.com/premiumsupport/knowledge-center/vpn-tunnel-troubleshooting/" text:style-name="Internet_20_link" text:visited-style-name="Visited_20_Internet_20_Link">https://aws.amazon.com/premiumsupport/knowledge-center/vpn-tunnel-troubleshooting/</text:a></text:p>
      <text:p text:style-name="Standard"/>
      <text:h text:style-name="Heading_20_1" text:outline-level="1"><text:bookmark text:name="How_do_I_troubleshoot_BGP_connection_issues_over_VPN?"/>How do I troubleshoot BGP connection issues over VPN?</text:h>
      <text:p text:style-name="Standard"><text:a xlink:type="simple" xlink:href="https://aws.amazon.com/premiumsupport/knowledge-center/troubleshoot-bgp-vpn/" text:style-name="Internet_20_link" text:visited-style-name="Visited_20_Internet_20_Link">https://aws.amazon.com/premiumsupport/knowledge-center/troubleshoot-bgp-vpn/</text:a></text:p>
      <text:p text:style-name="Standard"/>
      <text:h text:style-name="Heading_20_1" text:outline-level="1"><text:bookmark text:name="How_do_I_migrate_from_an_AWS_Classic_VPN_to_a_new_AWS_VPN?"/><text:soft-page-break/>How do I migrate from an AWS Classic VPN to a new AWS VPN?</text:h>
      <text:p text:style-name="Standard"><text:a xlink:type="simple" xlink:href="https://aws.amazon.com/premiumsupport/knowledge-center/migrate-classic-vpn-new/" text:style-name="Internet_20_link" text:visited-style-name="Visited_20_Internet_20_Link">https://aws.amazon.com/premiumsupport/knowledge-center/migrate-classic-vpn-new/</text:a></text:p>
      <text:p text:style-name="Standard"/>
      <text:h text:style-name="Heading_20_1" text:outline-level="1"><text:bookmark text:name="_How_can_I_configure_NAT_on_my_VPC_CIDR_for_traffic_traversing_a_VPN_connection?_"/>How can I configure NAT on my VPC CIDR for traffic traversing a VPN connection?</text:h>
      <text:p text:style-name="Standard"><text:a xlink:type="simple" xlink:href="https://aws.amazon.com/premiumsupport/knowledge-center/configure-nat-for-vpn-traffic/" text:style-name="Internet_20_link" text:visited-style-name="Visited_20_Internet_20_Link">https://aws.amazon.com/premiumsupport/knowledge-center/configure-nat-for-vpn-traffic/</text:a></text:p>
      <text:p text:style-name="Standard"/>
      <text:h text:style-name="Heading_20_1" text:outline-level="1"><text:bookmark text:name="How_do_I_monitor_AWS_VPN_tunnels_using_Amazon_CloudWatch_alarms?"/>How do I monitor AWS VPN tunnels using Amazon CloudWatch alarms?</text:h>
      <text:p text:style-name="Standard"><text:a xlink:type="simple" xlink:href="https://aws.amazon.com/premiumsupport/knowledge-center/monitor-vpn-with-cloudwatch-alarms/" text:style-name="Internet_20_link" text:visited-style-name="Visited_20_Internet_20_Link">https://aws.amazon.com/premiumsupport/knowledge-center/monitor-vpn-with-cloudwatch-alarms/</text:a></text:p>
      <text:p text:style-name="Standard"/>
      <text:h text:style-name="Heading_20_1" text:outline-level="1"><text:bookmark text:name="How_do_I_create_a_target_tracking_scaling_policy_for_an_Amazon_EC2_Auto_Scaling_group?"/>How do I create a target tracking scaling policy for an Amazon EC2 Auto Scaling group?</text:h>
      <text:p text:style-name="Standard"><text:a xlink:type="simple" xlink:href="https://aws.amazon.com/premiumsupport/knowledge-center/ec2-target-tracking-scaling-policy/" text:style-name="Internet_20_link" text:visited-style-name="Visited_20_Internet_20_Link">https://aws.amazon.com/premiumsupport/knowledge-center/ec2-target-tracking-scaling-policy/</text:a></text:p>
      <text:p text:style-name="Standard"/>
      <text:h text:style-name="Heading_20_1" text:outline-level="1"><text:bookmark text:name="How_do_I_request_a_spending_limit_increase_for_SMS_messages_in_SNS?_"/>How do I request a spending limit increase for SMS messages in SNS?</text:h>
      <text:p text:style-name="Standard"><text:a xlink:type="simple" xlink:href="https://aws.amazon.com/premiumsupport/knowledge-center/sns-sms-spending-limit-increase/" text:style-name="Internet_20_link" text:visited-style-name="Visited_20_Internet_20_Link">https://aws.amazon.com/premiumsupport/knowledge-center/sns-sms-spending-limit-increase/</text:a></text:p>
      <text:p text:style-name="Standard"/>
      <text:h text:style-name="Heading_20_1" text:outline-level="1"><text:bookmark text:name="How_do_I_restore_data_from_an_Amazon_RDS_database_snapshot?"/>How do I restore data from an Amazon RDS database snapshot?</text:h>
      <text:p text:style-name="Standard"><text:a xlink:type="simple" xlink:href="https://aws.amazon.com/premiumsupport/knowledge-center/restore-rds-instance-from-snapshot/" text:style-name="Internet_20_link" text:visited-style-name="Visited_20_Internet_20_Link">https://aws.amazon.com/premiumsupport/knowledge-center/restore-rds-instance-from-snapshot/</text:a></text:p>
      <text:p text:style-name="Standard"/>
      <text:h text:style-name="Heading_20_1" text:outline-level="1"><text:bookmark text:name="How_do_I_create_an_Amazon_RDS_event_subscription?"/>How do I create an Amazon RDS event subscription?</text:h>
      <text:p text:style-name="Standard"><text:a xlink:type="simple" xlink:href="https://aws.amazon.com/premiumsupport/knowledge-center/create-rds-event-subscription/" text:style-name="Internet_20_link" text:visited-style-name="Visited_20_Internet_20_Link">https://aws.amazon.com/premiumsupport/knowledge-center/create-rds-event-subscription/</text:a></text:p>
      <text:p text:style-name="Standard"/>
      <text:p text:style-name="Standard"><text:soft-page-break/></text:p>
      <text:h text:style-name="Heading_20_1" text:outline-level="1"><text:bookmark text:name="How_do_I_allow_users_to_connect_to_Amazon_RDS_with_IAM_credentials?"/>How do I allow users to connect to Amazon RDS with IAM credentials? </text:h>
      <text:p text:style-name="Standard"><text:a xlink:type="simple" xlink:href="https://aws.amazon.com/premiumsupport/knowledge-center/users-connect-rds-iam/" text:style-name="Internet_20_link" text:visited-style-name="Visited_20_Internet_20_Link">https://aws.amazon.com/premiumsupport/knowledge-center/users-connect-rds-iam/</text:a></text:p>
      <text:p text:style-name="Standard"/>
      <text:h text:style-name="Heading_20_1" text:outline-level="1"><text:bookmark text:name="How_do_I_encrypt_Amazon_RDS_snapshots?"/>How do I encrypt Amazon RDS snapshots?</text:h>
      <text:p text:style-name="Standard"><text:a xlink:type="simple" xlink:href="https://aws.amazon.com/premiumsupport/knowledge-center/encrypt-rds-snapshots/" text:style-name="Internet_20_link" text:visited-style-name="Visited_20_Internet_20_Link">https://aws.amazon.com/premiumsupport/knowledge-center/encrypt-rds-snapshots/</text:a></text:p>
      <text:p text:style-name="Standard"/>
      <text:h text:style-name="Heading_20_1" text:outline-level="1"><text:bookmark text:name="My_RDS_DB_instance_is_in_the_failed_state"/>My RDS DB instance is in the failed state</text:h>
      <text:p text:style-name="Standard"><text:a xlink:type="simple" xlink:href="https://aws.amazon.com/premiumsupport/knowledge-center/rds-instance-failed-state/" text:style-name="Internet_20_link" text:visited-style-name="Visited_20_Internet_20_Link">https://aws.amazon.com/premiumsupport/knowledge-center/rds-instance-failed-state/</text:a></text:p>
      <text:p text:style-name="Standard"/>
      <text:h text:style-name="Heading_20_1" text:outline-level="1"><text:bookmark text:name="How_do_I_create_a_read_replica_for_an_RDS_database?"/>How do I create a read replica for an RDS database?</text:h>
      <text:p text:style-name="Standard"><text:a xlink:type="simple" xlink:href="https://aws.amazon.com/premiumsupport/knowledge-center/create-read-replica-rds/" text:style-name="Internet_20_link" text:visited-style-name="Visited_20_Internet_20_Link">https://aws.amazon.com/premiumsupport/knowledge-center/create-read-replica-rds/</text:a></text:p>
      <text:p text:style-name="Standard"/>
      <text:h text:style-name="Heading_20_1" text:outline-level="1"><text:bookmark text:name="How_do_I_modify_the_values_of_an_Amazon_RDS_DB_parameter_group?_"/>How do I modify the values of an Amazon RDS DB parameter group?</text:h>
      <text:p text:style-name="Standard"><text:a xlink:type="simple" xlink:href="https://aws.amazon.com/premiumsupport/knowledge-center/rds-modify-parameter-group-values/" text:style-name="Internet_20_link" text:visited-style-name="Visited_20_Internet_20_Link">https://aws.amazon.com/premiumsupport/knowledge-center/rds-modify-parameter-group-values/</text:a></text:p>
      <text:p text:style-name="Standard"/>
      <text:h text:style-name="Heading_20_1" text:outline-level="1"><text:bookmark text:name="How_do_I_import_data_into_my_Amazon_RDS_DB_instance?"/>How do I import data into my Amazon RDS DB instance?</text:h>
      <text:p text:style-name="Standard"><text:a xlink:type="simple" xlink:href="https://aws.amazon.com/premiumsupport/knowledge-center/rds-import-data/" text:style-name="Internet_20_link" text:visited-style-name="Visited_20_Internet_20_Link">https://aws.amazon.com/premiumsupport/knowledge-center/rds-import-data/</text:a></text:p>
      <text:p text:style-name="Standard"/>
      <text:h text:style-name="Heading_20_1" text:outline-level="1"><text:bookmark text:name="How_do_I_stop_a_running_query_on_my_RDS_instance_running_MySQL?"/>How do I stop a running query on my RDS instance running MySQL?</text:h>
      <text:p text:style-name="Standard"><text:a xlink:type="simple" xlink:href="https://aws.amazon.com/premiumsupport/knowledge-center/stop-running-rds-mysql-query/" text:style-name="Internet_20_link" text:visited-style-name="Visited_20_Internet_20_Link">https://aws.amazon.com/premiumsupport/knowledge-center/stop-running-rds-mysql-query/</text:a></text:p>
      <text:p text:style-name="Standard"/>
      <text:h text:style-name="Heading_20_1" text:outline-level="1"><text:bookmark text:name="How_do_I_connect_to_my_Amazon_RDS_instance_running_MySQL_using_MySQL_Workbench?"/><text:soft-page-break/>How do I connect to my Amazon RDS instance running MySQL using MySQL Workbench? </text:h>
      <text:p text:style-name="Standard"><text:a xlink:type="simple" xlink:href="https://aws.amazon.com/premiumsupport/knowledge-center/connect-rds-mysql-workbench/" text:style-name="Internet_20_link" text:visited-style-name="Visited_20_Internet_20_Link">https://aws.amazon.com/premiumsupport/knowledge-center/connect-rds-mysql-workbench/</text:a></text:p>
      <text:p text:style-name="Standard"/>
      <text:h text:style-name="Heading_20_1" text:outline-level="1"><text:bookmark text:name="How_do_I_create_another_master_user_for_my_RDS_DB_instance_running_MySQL?"/>How do I create another master user for my RDS DB instance running MySQL?</text:h>
      <text:p text:style-name="Standard"><text:a xlink:type="simple" xlink:href="https://aws.amazon.com/premiumsupport/knowledge-center/duplicate-master-user-mysql/" text:style-name="Internet_20_link" text:visited-style-name="Visited_20_Internet_20_Link">https://aws.amazon.com/premiumsupport/knowledge-center/duplicate-master-user-mysql/</text:a></text:p>
      <text:p text:style-name="Standard"/>
      <text:h text:style-name="Heading_20_1" text:outline-level="1"><text:bookmark text:name="How_do_I_check_running_queries_for_my_Amazon_RDS_MySQL_instance?"/>How do I check running queries for my Amazon RDS MySQL instance?</text:h>
      <text:p text:style-name="Standard"><text:a xlink:type="simple" xlink:href="https://aws.amazon.com/premiumsupport/knowledge-center/rds-mysql-running-queries/" text:style-name="Internet_20_link" text:visited-style-name="Visited_20_Internet_20_Link">https://aws.amazon.com/premiumsupport/knowledge-center/rds-mysql-running-queries/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Light" svg:font-family="AmazonEmberLight, 'Helvetica Neue Light'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0:44:19.729037349</meta:creation-date>
    <meta:generator>LibreOffice/5.1.6.2$Linux_X86_64 LibreOffice_project/10m0$Build-2</meta:generator>
    <dc:date>2018-12-31T16:24:08.697343489</dc:date>
    <meta:editing-duration>PT2H55M17S</meta:editing-duration>
    <meta:editing-cycles>25</meta:editing-cycles>
    <meta:document-statistic meta:table-count="0" meta:image-count="0" meta:object-count="0" meta:page-count="23" meta:paragraph-count="270" meta:word-count="2034" meta:character-count="21391" meta:non-whitespace-character-count="19620"/>
  </office:meta>
</office:document-meta>
</file>